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153626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a933" loext:opacity="100%" officeooo:paragraph-rsid="00153626"/>
    </style:style>
    <style:style style:name="P3" style:family="paragraph" style:parent-style-name="Standard">
      <style:text-properties fo:color="#00a933" loext:opacity="100%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ff0000" loext:opacity="100%" officeooo:paragraph-rsid="00153626"/>
    </style:style>
    <style:style style:name="T1" style:family="text">
      <style:text-properties fo:color="#00a933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158466" loext:opacity="100%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uál de las siguientes opciones es un tipo de variable en JavaScript?</text:p>
      <text:p text:style-name="P1"><text:s/><text:tab/><text:span text:style-name="T2">a) int</text:span></text:p>
      <text:p text:style-name="P4"><text:s/><text:tab/>b) str</text:p>
      <text:p text:style-name="P1"><text:tab/><text:span text:style-name="T1">c) var</text:span></text:p>
      <text:p text:style-name="P2"><text:tab/>d) let</text:p>
      <text:p text:style-name="P1">¿Cuáles de las siguientes opciones son tipos de datos primitivos en JavaScript?</text:p>
      <text:p text:style-name="P1"><text:tab/><text:span text:style-name="T2">a) object </text:span></text:p>
      <text:p text:style-name="P1"><text:tab/><text:span text:style-name="T1">b) null </text:span></text:p>
      <text:p text:style-name="P2"><text:tab/>c) undefined</text:p>
      <text:p text:style-name="P1"><text:span text:style-name="T2"><text:tab/>d) NaN</text:span></text:p>
      <text:p text:style-name="Standard">Dada la siguiente expresión en JavaScript: 10 + '5', ¿cuál es el resultado?</text:p>
      <text:p text:style-name="P3"><text:tab/>a) 105</text:p>
      <text:p text:style-name="Standard"><text:tab/><text:span text:style-name="T2">b) 15</text:span></text:p>
      <text:p text:style-name="Standard"><text:tab/><text:span text:style-name="T1">c) '105'</text:span></text:p>
      <text:p text:style-name="Standard"><text:tab/><text:span text:style-name="T2">d) 10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17:04:45.477000000</meta:creation-date>
    <dc:date>2024-01-07T17:09:26.879000000</dc:date>
    <meta:editing-duration>PT4M42S</meta:editing-duration>
    <meta:editing-cycles>1</meta:editing-cycles>
    <meta:document-statistic meta:table-count="0" meta:image-count="0" meta:object-count="0" meta:page-count="1" meta:paragraph-count="15" meta:word-count="61" meta:character-count="322" meta:non-whitespace-character-count="260"/>
    <meta:generator>LibreOffice/7.6.4.1$Windows_X86_64 LibreOffice_project/e19e193f88cd6c0525a17fb7a176ed8e6a3e2aa1</meta:generator>
  </office:meta>
</office:document-meta>
</file>